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2EC00000040373403F6F747D5BB.png" manifest:media-type="image/png"/>
  <manifest:file-entry manifest:full-path="Object 2/Pictures/2000000900004D330000068DE106ABB081913AC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900004D330000068DE106ABB081913ACB.svm" manifest:media-type="image/x-svm"/>
  <manifest:file-entry manifest:full-path="Object 1/Pictures/10000001000002EC00000040373403F6F747D5BB.png" manifest:media-type="image/png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9.567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6.816cm"/>
    </style:style>
    <style:style style:name="co13" style:family="table-column">
      <style:table-column-properties fo:break-before="auto" style:column-width="1.6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26.495cm" svg:height="11.539cm" svg:x="18.823cm" svg:y="11.776cm">
            <draw:object draw:notify-on-update-of-ranges="ALL.A1:ALL.A1 ALL.A2:ALL.A20 ALL.B1:ALL.B1 ALL.B2:ALL.B20 ALL.E1:ALL.E1 ALL.E2:ALL.E20 ALL.H1:ALL.H1 ALL.H2:ALL.H20 ALL.K1:ALL.K1 ALL.K2:ALL.K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1-Rule</text:p>
          </table:table-cell>
          <table:table-cell table:style-name="ce1" office:value-type="string" calcext:value-type="string">
            <text:p>Logistic</text:p>
          </table:table-cell>
          <table:table-cell table:style-name="ce1"/>
          <table:table-cell table:style-name="ce1" office:value-type="string" calcext:value-type="string">
            <text:p>J48</text:p>
          </table:table-cell>
          <table:table-cell table:style-name="ce1" table:number-columns-repeated="2"/>
          <table:table-cell table:style-name="ce1" office:value-type="string" calcext:value-type="string">
            <text:p>1-Rule/PCA</text:p>
          </table:table-cell>
          <table:table-cell table:style-name="ce5" office:value-type="string" calcext:value-type="string">
            <text:p>Logistic/PCA</text:p>
          </table:table-cell>
          <table:table-cell table:style-name="ce1"/>
          <table:table-cell table:style-name="ce1" office:value-type="string" calcext:value-type="string">
            <text:p>J48/PCA</text:p>
          </table:table-cell>
          <table:table-cell table:style-name="ce1">
            <draw:frame draw:z-index="1" draw:style-name="gr1" draw:text-style-name="P1" svg:width="26.495cm" svg:height="11.539cm" svg:x="1.334cm" svg:y="0.032cm">
              <draw:object draw:notify-on-update-of-ranges="ALL.A2:ALL.A20 ALL.B1:ALL.B1 ALL.B2:ALL.B20 ALL.C1:ALL.C1 ALL.C2:ALL.C20 ALL.H1:ALL.H1 ALL.H2:ALL.H20 ALL.I1:ALL.I1 ALL.I2:ALL.I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percentage" office:value="0.6332" calcext:value-type="percentage">
            <text:p>63.32%</text:p>
          </table:table-cell>
          <table:table-cell table:style-name="ce4" office:value-type="percentage" office:value="0.6806" calcext:value-type="percentage">
            <text:p>68.06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6223" calcext:value-type="percentage">
            <text:p>62.23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15" calcext:value-type="percentage">
            <text:p>55.15%</text:p>
          </table:table-cell>
          <table:table-cell table:style-name="ce4" office:value-type="percentage" office:value="0.6596" calcext:value-type="percentage">
            <text:p>65.96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75" calcext:value-type="percentage">
            <text:p>60.75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6098" calcext:value-type="percentage">
            <text:p>60.98%</text:p>
          </table:table-cell>
          <table:table-cell table:style-name="ce4" office:value-type="percentage" office:value="0.6625" calcext:value-type="percentage">
            <text:p>66.2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986" calcext:value-type="percentage">
            <text:p>59.86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55" calcext:value-type="percentage">
            <text:p>56.55%</text:p>
          </table:table-cell>
          <table:table-cell table:style-name="ce4" office:value-type="percentage" office:value="0.6387" calcext:value-type="percentage">
            <text:p>63.87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11" calcext:value-type="percentage">
            <text:p>60.11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percentage" office:value="0.5571" calcext:value-type="percentage">
            <text:p>55.71%</text:p>
          </table:table-cell>
          <table:table-cell table:style-name="ce4" office:value-type="percentage" office:value="0.6521" calcext:value-type="percentage">
            <text:p>65.21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6" calcext:value-type="percentage">
            <text:p>60.60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496" calcext:value-type="percentage">
            <text:p>54.96%</text:p>
          </table:table-cell>
          <table:table-cell table:style-name="ce4" office:value-type="percentage" office:value="0.626" calcext:value-type="percentage">
            <text:p>62.60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3" calcext:value-type="percentage">
            <text:p>60.30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percentage" office:value="0.5453" calcext:value-type="percentage">
            <text:p>54.53%</text:p>
          </table:table-cell>
          <table:table-cell table:style-name="ce4" office:value-type="percentage" office:value="0.6468" calcext:value-type="percentage">
            <text:p>64.68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66" calcext:value-type="percentage">
            <text:p>60.66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516" calcext:value-type="percentage">
            <text:p>55.16%</text:p>
          </table:table-cell>
          <table:table-cell table:style-name="ce4" office:value-type="percentage" office:value="0.6295" calcext:value-type="percentage">
            <text:p>62.9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676" calcext:value-type="percentage">
            <text:p>56.76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percentage" office:value="0.5384" calcext:value-type="percentage">
            <text:p>53.84%</text:p>
          </table:table-cell>
          <table:table-cell table:style-name="ce4" office:value-type="percentage" office:value="0.6627" calcext:value-type="percentage">
            <text:p>66.27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57" calcext:value-type="percentage">
            <text:p>60.57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93" calcext:value-type="percentage">
            <text:p>59.30%</text:p>
          </table:table-cell>
          <table:table-cell table:style-name="ce3" office:value-type="percentage" office:value="0.647" calcext:value-type="percentage">
            <text:p>64.7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31" calcext:value-type="percentage">
            <text:p>57.3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percentage" office:value="0.5444" calcext:value-type="percentage">
            <text:p>54.44%</text:p>
          </table:table-cell>
          <table:table-cell table:style-name="ce4" office:value-type="percentage" office:value="0.6828" calcext:value-type="percentage">
            <text:p>68.28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315" calcext:value-type="percentage">
            <text:p>63.15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626" calcext:value-type="percentage">
            <text:p>56.26%</text:p>
          </table:table-cell>
          <table:table-cell table:style-name="ce4" office:value-type="percentage" office:value="0.6623" calcext:value-type="percentage">
            <text:p>66.23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703" calcext:value-type="percentage">
            <text:p>57.03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percentage" office:value="0.5734" calcext:value-type="percentage">
            <text:p>57.34%</text:p>
          </table:table-cell>
          <table:table-cell table:style-name="ce4" office:value-type="percentage" office:value="0.6689" calcext:value-type="percentage">
            <text:p>66.89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6128" calcext:value-type="percentage">
            <text:p>61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427" calcext:value-type="percentage">
            <text:p>54.27%</text:p>
          </table:table-cell>
          <table:table-cell table:style-name="ce4" office:value-type="percentage" office:value="0.6635" calcext:value-type="percentage">
            <text:p>66.3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565" calcext:value-type="percentage">
            <text:p>55.65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percentage" office:value="0.5981" calcext:value-type="percentage">
            <text:p>59.81%</text:p>
          </table:table-cell>
          <table:table-cell table:style-name="ce3" office:value-type="percentage" office:value="0.6531" calcext:value-type="percentage">
            <text:p>65.31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165" calcext:value-type="percentage">
            <text:p>61.6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11" calcext:value-type="percentage">
            <text:p>56.11%</text:p>
          </table:table-cell>
          <table:table-cell table:style-name="ce3" office:value-type="percentage" office:value="0.637" calcext:value-type="percentage">
            <text:p>63.7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94" calcext:value-type="percentage">
            <text:p>57.9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percentage" office:value="0.6397" calcext:value-type="percentage">
            <text:p>63.97%</text:p>
          </table:table-cell>
          <table:table-cell table:style-name="ce3" office:value-type="percentage" office:value="0.6353" calcext:value-type="percentage">
            <text:p>63.5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62" calcext:value-type="percentage">
            <text:p>60.62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94" calcext:value-type="percentage">
            <text:p>56.94%</text:p>
          </table:table-cell>
          <table:table-cell table:style-name="ce3" office:value-type="percentage" office:value="0.6326" calcext:value-type="percentage">
            <text:p>63.26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623" calcext:value-type="percentage">
            <text:p>56.23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percentage" office:value="0.5735" calcext:value-type="percentage">
            <text:p>57.35%</text:p>
          </table:table-cell>
          <table:table-cell table:style-name="ce3" office:value-type="percentage" office:value="0.634" calcext:value-type="percentage">
            <text:p>63.4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94" calcext:value-type="percentage">
            <text:p>59.40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312" calcext:value-type="percentage">
            <text:p>53.12%</text:p>
          </table:table-cell>
          <table:table-cell table:style-name="ce4" office:value-type="percentage" office:value="0.625" calcext:value-type="percentage">
            <text:p>62.50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321" calcext:value-type="percentage">
            <text:p>53.2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percentage" office:value="0.5692" calcext:value-type="percentage">
            <text:p>56.92%</text:p>
          </table:table-cell>
          <table:table-cell table:style-name="ce3" office:value-type="percentage" office:value="0.6292" calcext:value-type="percentage">
            <text:p>62.92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34" calcext:value-type="percentage">
            <text:p>58.34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34" calcext:value-type="percentage">
            <text:p>56.34%</text:p>
          </table:table-cell>
          <table:table-cell table:style-name="ce3" office:value-type="percentage" office:value="0.629" calcext:value-type="percentage">
            <text:p>62.9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448" calcext:value-type="percentage">
            <text:p>54.48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percentage" office:value="0.5629" calcext:value-type="percentage">
            <text:p>56.29%</text:p>
          </table:table-cell>
          <table:table-cell table:style-name="ce3" office:value-type="percentage" office:value="0.6337" calcext:value-type="percentage">
            <text:p>63.3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01" calcext:value-type="percentage">
            <text:p>60.01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748" calcext:value-type="percentage">
            <text:p>57.48%</text:p>
          </table:table-cell>
          <table:table-cell table:style-name="ce3" office:value-type="percentage" office:value="0.6386" calcext:value-type="percentage">
            <text:p>63.86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9" calcext:value-type="percentage">
            <text:p>60.29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percentage" office:value="0.564" calcext:value-type="percentage">
            <text:p>56.40%</text:p>
          </table:table-cell>
          <table:table-cell table:style-name="ce3" office:value-type="percentage" office:value="0.641" calcext:value-type="percentage">
            <text:p>64.1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288" calcext:value-type="percentage">
            <text:p>62.8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454" calcext:value-type="percentage">
            <text:p>54.54%</text:p>
          </table:table-cell>
          <table:table-cell table:style-name="ce3" office:value-type="percentage" office:value="0.6291" calcext:value-type="percentage">
            <text:p>62.91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64" calcext:value-type="percentage">
            <text:p>58.6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percentage" office:value="0.5741" calcext:value-type="percentage">
            <text:p>57.41%</text:p>
          </table:table-cell>
          <table:table-cell table:style-name="ce3" office:value-type="percentage" office:value="0.6273" calcext:value-type="percentage">
            <text:p>62.7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175" calcext:value-type="percentage">
            <text:p>61.7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6224" calcext:value-type="percentage">
            <text:p>62.24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27" calcext:value-type="percentage">
            <text:p>58.27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percentage" office:value="0.5981" calcext:value-type="percentage">
            <text:p>59.81%</text:p>
          </table:table-cell>
          <table:table-cell table:style-name="ce3" office:value-type="percentage" office:value="0.623" calcext:value-type="percentage">
            <text:p>62.3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8" calcext:value-type="percentage">
            <text:p>60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735" calcext:value-type="percentage">
            <text:p>57.35%</text:p>
          </table:table-cell>
          <table:table-cell table:style-name="ce3" office:value-type="percentage" office:value="0.6282" calcext:value-type="percentage">
            <text:p>62.82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41" calcext:value-type="percentage">
            <text:p>57.4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percentage" office:value="0.5927" calcext:value-type="percentage">
            <text:p>59.27%</text:p>
          </table:table-cell>
          <table:table-cell table:style-name="ce3" office:value-type="percentage" office:value="0.5959" calcext:value-type="percentage">
            <text:p>59.59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413" calcext:value-type="percentage">
            <text:p>64.13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08" calcext:value-type="percentage">
            <text:p>50.80%</text:p>
          </table:table-cell>
          <table:table-cell table:style-name="ce3" office:value-type="percentage" office:value="0.6137" calcext:value-type="percentage">
            <text:p>61.3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496" calcext:value-type="percentage">
            <text:p>54.96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percentage" office:value="0.565" calcext:value-type="percentage">
            <text:p>56.50%</text:p>
          </table:table-cell>
          <table:table-cell table:style-name="ce3" office:value-type="percentage" office:value="0.6523" calcext:value-type="percentage">
            <text:p>65.2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928" calcext:value-type="percentage">
            <text:p>59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93" calcext:value-type="percentage">
            <text:p>55.93%</text:p>
          </table:table-cell>
          <table:table-cell table:style-name="ce3" office:value-type="percentage" office:value="0.6315" calcext:value-type="percentage">
            <text:p>63.15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14" calcext:value-type="percentage">
            <text:p>58.1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percentage" office:value="0.5949" calcext:value-type="percentage">
            <text:p>59.49%</text:p>
          </table:table-cell>
          <table:table-cell table:style-name="ce3" office:value-type="percentage" office:value="0.634" calcext:value-type="percentage">
            <text:p>63.4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5" calcext:value-type="percentage">
            <text:p>60.2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851" calcext:value-type="percentage">
            <text:p>58.51%</text:p>
          </table:table-cell>
          <table:table-cell table:style-name="ce3" office:value-type="percentage" office:value="0.6217" calcext:value-type="percentage">
            <text:p>62.1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615" calcext:value-type="percentage">
            <text:p>56.15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percentage" office:value="0.5847" calcext:value-type="percentage">
            <text:p>58.47%</text:p>
          </table:table-cell>
          <table:table-cell table:style-name="ce3" office:value-type="percentage" office:value="0.635" calcext:value-type="percentage">
            <text:p>63.5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458" calcext:value-type="percentage">
            <text:p>64.5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6312" calcext:value-type="percentage">
            <text:p>63.12%</text:p>
          </table:table-cell>
          <table:table-cell table:style-name="ce3" office:value-type="percentage" office:value="0.6307" calcext:value-type="percentage">
            <text:p>63.0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501" calcext:value-type="percentage">
            <text:p>55.0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w-2019.cmp.weightedF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Tester:</text:p>
          </table:table-cell>
          <table:table-cell table:number-columns-repeated="4"/>
          <table:table-cell office:value-type="string" calcext:value-type="string">
            <text:p>weka.experiment.PairedCorrectedTTes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ysing:</text:p>
          </table:table-cell>
          <table:table-cell/>
          <table:table-cell office:value-type="string" calcext:value-type="string">
            <text:p>Weighted_avg_F_meas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asets: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sets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nfidence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wo</text:p>
          </table:table-cell>
          <table:table-cell office:value-type="string" calcext:value-type="string">
            <text:p>tailed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ted</text:p>
          </table:table-cell>
          <table:table-cell office:value-type="string" calcext:value-type="string">
            <text:p>by: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</text:p>
          </table:table-cell>
          <table:table-cell table:number-columns-repeated="6"/>
          <table:table-cell table:style-name="ce6" office:value-type="date" office:date-value="2022-11-30" calcext:value-type="date">
            <text:p>2022-11-30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04.c4-2-POS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  <table:table-cell office:value-type="float" office:value="0.613" calcext:value-type="float">
            <text:p>0.613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3</text:p>
          </table:table-cell>
          <table:table-cell office:value-type="float" office:value="0.64" calcext:value-type="float">
            <text:p>0.64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346" calcext:value-type="float">
            <text:p>0.0346</text:p>
          </table:table-cell>
          <table:table-cell office:value-type="string" calcext:value-type="string">
            <text:p><text:s/>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04.c4-2-POS-04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v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0461" calcext:value-type="float">
            <text:p>0.046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5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489" calcext:value-type="float">
            <text:p>0.0489</text:p>
          </table:table-cell>
          <table:table-cell office:value-type="string" calcext:value-type="string">
            <text:p>v</text:p>
          </table:table-cell>
          <table:table-cell office:value-type="float" office:value="0.601" calcext:value-type="float">
            <text:p>0.601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6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v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0673" calcext:value-type="float">
            <text:p>0.067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8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0664" calcext:value-type="float">
            <text:p>0.0664</text:p>
          </table:table-cell>
          <table:table-cell office:value-type="string" calcext:value-type="string">
            <text:p><text:s/>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9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0699" calcext:value-type="float">
            <text:p>0.0699</text:p>
          </table:table-cell>
          <table:table-cell office:value-type="string" calcext:value-type="string">
            <text:p><text:s/>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809" calcext:value-type="float">
            <text:p>0.080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0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04.c4-2-POS-11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0798" calcext:value-type="float">
            <text:p>0.0798</text:p>
          </table:table-cell>
          <table:table-cell office:value-type="string" calcext:value-type="string">
            <text:p><text:s/>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0899" calcext:value-type="float">
            <text:p>0.08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2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<text:s/>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1058" calcext:value-type="float">
            <text:p>0.10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3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0789" calcext:value-type="float">
            <text:p>0.0789</text:p>
          </table:table-cell>
          <table:table-cell office:value-type="string" calcext:value-type="string">
            <text:p><text:s/>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1032" calcext:value-type="float">
            <text:p>0.10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4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0986" calcext:value-type="float">
            <text:p>0.0986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0958" calcext:value-type="float">
            <text:p>0.0958</text:p>
          </table:table-cell>
          <table:table-cell office:value-type="string" calcext:value-type="string">
            <text:p><text:s/>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1076" calcext:value-type="float">
            <text:p>0.10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9" calcext:value-type="float">
            <text:p>0.669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1044" calcext:value-type="float">
            <text:p>0.10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7</text:p>
          </table:table-cell>
          <table:table-cell office:value-type="float" office:value="0.569" calcext:value-type="float">
            <text:p>0.56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<text:s/>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8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1139" calcext:value-type="float">
            <text:p>0.11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9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1062" calcext:value-type="float">
            <text:p>0.1062</text:p>
          </table:table-cell>
          <table:table-cell office:value-type="string" calcext:value-type="string">
            <text:p>v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1134" calcext:value-type="float">
            <text:p>0.11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20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1211" calcext:value-type="float">
            <text:p>0.1211</text:p>
          </table:table-cell>
          <table:table-cell office:value-type="string" calcext:value-type="string">
            <text:p>v</text:p>
          </table:table-cell>
          <table:table-cell office:value-type="float" office:value="0.623" calcext:value-type="float">
            <text:p>0.62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02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v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3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v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294" calcext:value-type="float">
            <text:p>0.029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4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v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<text:s/>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0464" calcext:value-type="float">
            <text:p>0.046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6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<text:s/>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7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0451" calcext:value-type="float">
            <text:p>0.045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0573" calcext:value-type="float">
            <text:p>0.0573</text:p>
          </table:table-cell>
          <table:table-cell office:value-type="string" calcext:value-type="string">
            <text:p><text:s/>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09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<text:s/>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0639" calcext:value-type="float">
            <text:p>0.06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0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<text:s/>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0734" calcext:value-type="float">
            <text:p>0.07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1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656" calcext:value-type="float">
            <text:p>0.0656</text:p>
          </table:table-cell>
          <table:table-cell office:value-type="string" calcext:value-type="string">
            <text:p><text:s/>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875" calcext:value-type="float">
            <text:p>0.087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2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807" calcext:value-type="float">
            <text:p>0.0807</text:p>
          </table:table-cell>
          <table:table-cell office:value-type="string" calcext:value-type="string">
            <text:p><text:s/></text:p>
          </table:table-cell>
          <table:table-cell office:value-type="float" office:value="0.566" calcext:value-type="float">
            <text:p>0.566</text:p>
          </table:table-cell>
          <table:table-cell office:value-type="float" office:value="0.0704" calcext:value-type="float">
            <text:p>0.07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3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824" calcext:value-type="float">
            <text:p>0.0824</text:p>
          </table:table-cell>
          <table:table-cell office:value-type="string" calcext:value-type="string">
            <text:p><text:s/></text:p>
          </table:table-cell>
          <table:table-cell office:value-type="float" office:value="0.572" calcext:value-type="float">
            <text:p>0.572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756" calcext:value-type="float">
            <text:p>0.0756</text:p>
          </table:table-cell>
          <table:table-cell office:value-type="string" calcext:value-type="string">
            <text:p><text:s/>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993" calcext:value-type="float">
            <text:p>0.09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5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<text:s/>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557" calcext:value-type="float">
            <text:p>0.557</text:p>
          </table:table-cell>
          <table:table-cell office:value-type="float" office:value="0.0941" calcext:value-type="float">
            <text:p>0.0941</text:p>
          </table:table-cell>
          <table:table-cell office:value-type="string" calcext:value-type="string">
            <text:p><text:s/>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979" calcext:value-type="float">
            <text:p>0.09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972" calcext:value-type="float">
            <text:p>0.0972</text:p>
          </table:table-cell>
          <table:table-cell office:value-type="string" calcext:value-type="string">
            <text:p><text:s/>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21" calcext:value-type="float">
            <text:p>0.10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8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1029" calcext:value-type="float">
            <text:p>0.10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9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20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0997" calcext:value-type="float">
            <text:p>0.099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3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<text:s/>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/>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<text:s/>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<text:s/>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0514" calcext:value-type="float">
            <text:p>0.0514</text:p>
          </table:table-cell>
          <table:table-cell office:value-type="string" calcext:value-type="string">
            <text:p>v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v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9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568" calcext:value-type="float">
            <text:p>0.0568</text:p>
          </table:table-cell>
          <table:table-cell office:value-type="string" calcext:value-type="string">
            <text:p><text:s/></text:p>
          </table:table-cell>
          <table:table-cell office:value-type="float" office:value="0.578" calcext:value-type="float">
            <text:p>0.578</text:p>
          </table:table-cell>
          <table:table-cell office:value-type="float" office:value="0.0508" calcext:value-type="float">
            <text:p>0.05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0</text:p>
          </table:table-cell>
          <table:table-cell office:value-type="float" office:value="0.535" calcext:value-type="float">
            <text:p>0.53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0531" calcext:value-type="float">
            <text:p>0.0531</text:p>
          </table:table-cell>
          <table:table-cell office:value-type="string" calcext:value-type="string">
            <text:p><text:s/>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567" calcext:value-type="float">
            <text:p>0.056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05" calcext:value-type="float">
            <text:p>0.0805</text:p>
          </table:table-cell>
          <table:table-cell office:value-type="string" calcext:value-type="string">
            <text:p><text:s/>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0572" calcext:value-type="float">
            <text:p>0.05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3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v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0828" calcext:value-type="float">
            <text:p>0.08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4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814" calcext:value-type="float">
            <text:p>0.0814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v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0626" calcext:value-type="float">
            <text:p>0.06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6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0973" calcext:value-type="float">
            <text:p>0.0973</text:p>
          </table:table-cell>
          <table:table-cell office:value-type="string" calcext:value-type="string">
            <text:p>v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7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v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801" calcext:value-type="float">
            <text:p>0.080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8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093" calcext:value-type="float">
            <text:p>0.1093</text:p>
          </table:table-cell>
          <table:table-cell office:value-type="string" calcext:value-type="string">
            <text:p>v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0909" calcext:value-type="float">
            <text:p>0.090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9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883" calcext:value-type="float">
            <text:p>0.08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20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0956" calcext:value-type="float">
            <text:p>0.0956</text:p>
          </table:table-cell>
          <table:table-cell office:value-type="string" calcext:value-type="string">
            <text:p>v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2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v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v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4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v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v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478" calcext:value-type="float">
            <text:p>0.047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6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7</text:p>
          </table:table-cell>
          <table:table-cell office:value-type="float" office:value="0.566" calcext:value-type="float">
            <text:p>0.5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611" calcext:value-type="float">
            <text:p>0.0611</text:p>
          </table:table-cell>
          <table:table-cell office:value-type="string" calcext:value-type="string">
            <text:p>v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6" calcext:value-type="float">
            <text:p>0.06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0645" calcext:value-type="float">
            <text:p>0.0645</text:p>
          </table:table-cell>
          <table:table-cell office:value-type="string" calcext:value-type="string">
            <text:p><text:s/></text:p>
          </table:table-cell>
          <table:table-cell office:value-type="float" office:value="0.599" calcext:value-type="float">
            <text:p>0.599</text:p>
          </table:table-cell>
          <table:table-cell office:value-type="float" office:value="0.0799" calcext:value-type="float">
            <text:p>0.07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9</text:p>
          </table:table-cell>
          <table:table-cell office:value-type="float" office:value="0.56" calcext:value-type="float">
            <text:p>0.5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v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676" calcext:value-type="float">
            <text:p>0.0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0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v</text:p>
          </table:table-cell>
          <table:table-cell office:value-type="float" office:value="0.603" calcext:value-type="float">
            <text:p>0.603</text:p>
          </table:table-cell>
          <table:table-cell office:value-type="float" office:value="0.0849" calcext:value-type="float">
            <text:p>0.08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1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616" calcext:value-type="float">
            <text:p>0.616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<text:s/>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v</text:p>
          </table:table-cell>
          <table:table-cell office:value-type="float" office:value="0.602" calcext:value-type="float">
            <text:p>0.602</text:p>
          </table:table-cell>
          <table:table-cell office:value-type="float" office:value="0.0858" calcext:value-type="float">
            <text:p>0.08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3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996" calcext:value-type="float">
            <text:p>0.0996</text:p>
          </table:table-cell>
          <table:table-cell office:value-type="string" calcext:value-type="string">
            <text:p><text:s/></text:p>
          </table:table-cell>
          <table:table-cell office:value-type="float" office:value="0.605" calcext:value-type="float">
            <text:p>0.605</text:p>
          </table:table-cell>
          <table:table-cell office:value-type="float" office:value="0.0929" calcext:value-type="float">
            <text:p>0.09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4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<text:s/>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893" calcext:value-type="float">
            <text:p>0.08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5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0976" calcext:value-type="float">
            <text:p>0.0976</text:p>
          </table:table-cell>
          <table:table-cell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6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<text:s/>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1171" calcext:value-type="float">
            <text:p>0.117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1051" calcext:value-type="float">
            <text:p>0.1051</text:p>
          </table:table-cell>
          <table:table-cell office:value-type="string" calcext:value-type="string">
            <text:p><text:s/>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1107" calcext:value-type="float">
            <text:p>0.110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8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1042" calcext:value-type="float">
            <text:p>0.10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9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/>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2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</text:p>
          </table:table-cell>
          <table:table-cell office:value-type="float" office:value="0.63" calcext:value-type="float">
            <text:p>0.63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v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3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v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4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v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v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036" calcext:value-type="float">
            <text:p>0.036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0608" calcext:value-type="float">
            <text:p>0.060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8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v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0777" calcext:value-type="float">
            <text:p>0.077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9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0759" calcext:value-type="float">
            <text:p>0.0759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0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835" calcext:value-type="float">
            <text:p>0.08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</text:p>
          </table:table-cell>
          <table:table-cell office:value-type="float" office:value="0.594" calcext:value-type="float">
            <text:p>0.594</text:p>
          </table:table-cell>
          <table:table-cell office:value-type="float" office:value="0.0692" calcext:value-type="float">
            <text:p>0.06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2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<text:s/>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0912" calcext:value-type="float">
            <text:p>0.091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3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1065" calcext:value-type="float">
            <text:p>0.1065</text:p>
          </table:table-cell>
          <table:table-cell office:value-type="string" calcext:value-type="string">
            <text:p><text:s/>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1035" calcext:value-type="float">
            <text:p>0.10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641" calcext:value-type="float">
            <text:p>0.641</text:p>
          </table:table-cell>
          <table:table-cell office:value-type="float" office:value="0.1122" calcext:value-type="float">
            <text:p>0.1122</text:p>
          </table:table-cell>
          <table:table-cell office:value-type="string" calcext:value-type="string">
            <text:p><text:s/>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5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1143" calcext:value-type="float">
            <text:p>0.1143</text:p>
          </table:table-cell>
          <table:table-cell office:value-type="string" calcext:value-type="string">
            <text:p><text:s/>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6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623" calcext:value-type="float">
            <text:p>0.62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7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1187" calcext:value-type="float">
            <text:p>0.1187</text:p>
          </table:table-cell>
          <table:table-cell office:value-type="string" calcext:value-type="string">
            <text:p><text:s/>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8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1246" calcext:value-type="float">
            <text:p>0.1246</text:p>
          </table:table-cell>
          <table:table-cell office:value-type="string" calcext:value-type="string">
            <text:p><text:s/>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9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1096" calcext:value-type="float">
            <text:p>0.10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20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635" calcext:value-type="float">
            <text:p>0.63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<text:s/>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[v/ /*]</text:p>
          </table:table-cell>
          <table:table-cell table:number-columns-repeated="4"/>
          <table:table-cell office:value-type="string" calcext:value-type="string">
            <text:p>[35/60/0]</text:p>
          </table:table-cell>
          <table:table-cell table:number-columns-repeated="2"/>
          <table:table-cell office:value-type="string" calcext:value-type="string">
            <text:p>[17/76/2]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Ke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string" calcext:value-type="string">
            <text:p>functions.Logistic \'-R 1.0E-8 -M -1 -num-decimal-places 4\</text:p>
          </table:table-cell>
          <table:table-cell office:value-type="string" calcext:value-type="string">
            <text:p>3932117032546553727'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2]</text:p>
          </table:table-cell>
          <table:table-cell office:value-type="string" calcext:value-type="string">
            <text:p>trees.J48 \'-C 0.25 -M 2\</text:p>
          </table:table-cell>
          <table:table-cell office:value-type="string" calcext:value-type="string">
            <text:p>-217733168393644444'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3]</text:p>
          </table:table-cell>
          <table:table-cell office:value-type="string" calcext:value-type="string">
            <text:p>rules.OneR \'-B 6\</text:p>
          </table:table-cell>
          <table:table-cell office:value-type="string" calcext:value-type="string">
            <text:p>-3459427003147861443'</text:p>
          </table:table-cell>
          <table:table-cell table:number-columns-repeated="6"/>
        </table:table-row>
      </table:table>
      <table:table table:name="PCA-weightedF1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Tester:</text:p>
          </table:table-cell>
          <table:table-cell table:number-columns-repeated="4"/>
          <table:table-cell office:value-type="string" calcext:value-type="string">
            <text:p>weka.experiment.PairedCorrectedTTester</text:p>
          </table:table-cell>
        </table:table-row>
        <table:table-row table:style-name="ro2">
          <table:table-cell office:value-type="string" calcext:value-type="string">
            <text:p>Analysing:</text:p>
          </table:table-cell>
          <table:table-cell/>
          <table:table-cell office:value-type="string" calcext:value-type="string">
            <text:p>Weighted_avg_F_measu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sets: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ultsets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fidence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wo</text:p>
          </table:table-cell>
          <table:table-cell office:value-type="string" calcext:value-type="string">
            <text:p>taile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rted</text:p>
          </table:table-cell>
          <table:table-cell office:value-type="string" calcext:value-type="string">
            <text:p>by: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: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2]</text:p>
          </table:table-cell>
          <table:table-cell/>
        </table:table-row>
        <table:table-row table:style-name="ro2">
          <table:table-cell office:value-type="string" calcext:value-type="string">
            <text:p>\'S04.c4-2-POS-02_principa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6485" calcext:value-type="float">
            <text:p>0.6485</text:p>
          </table:table-cell>
          <table:table-cell office:value-type="string" calcext:value-type="string">
            <text:p>v</text:p>
          </table:table-cell>
          <table:table-cell office:value-type="float" office:value="0.6378" calcext:value-type="float">
            <text:p>0.637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2-POS-03_principa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6296" calcext:value-type="float">
            <text:p>0.6296</text:p>
          </table:table-cell>
          <table:table-cell office:value-type="string" calcext:value-type="string">
            <text:p>v</text:p>
          </table:table-cell>
          <table:table-cell office:value-type="float" office:value="0.6142" calcext:value-type="float">
            <text:p>0.614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2-POS-04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6234" calcext:value-type="float">
            <text:p>0.6234</text:p>
          </table:table-cell>
          <table:table-cell office:value-type="string" calcext:value-type="string">
            <text:p>v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5_principa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6299" calcext:value-type="float">
            <text:p>0.6299</text:p>
          </table:table-cell>
          <table:table-cell office:value-type="string" calcext:value-type="string">
            <text:p>v</text:p>
          </table:table-cell>
          <table:table-cell office:value-type="float" office:value="0.6039" calcext:value-type="float">
            <text:p>0.60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6_principa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292" calcext:value-type="float">
            <text:p>0.6292</text:p>
          </table:table-cell>
          <table:table-cell office:value-type="string" calcext:value-type="string">
            <text:p>v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7_principa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6502" calcext:value-type="float">
            <text:p>0.6502</text:p>
          </table:table-cell>
          <table:table-cell office:value-type="string" calcext:value-type="string">
            <text:p>v</text:p>
          </table:table-cell>
          <table:table-cell office:value-type="float" office:value="0.5991" calcext:value-type="float">
            <text:p>0.599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8_principa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378" calcext:value-type="float">
            <text:p>0.6378</text:p>
          </table:table-cell>
          <table:table-cell office:value-type="string" calcext:value-type="string">
            <text:p>v</text:p>
          </table:table-cell>
          <table:table-cell office:value-type="float" office:value="0.5795" calcext:value-type="float">
            <text:p>0.579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9_principa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6171" calcext:value-type="float">
            <text:p>0.6171</text:p>
          </table:table-cell>
          <table:table-cell office:value-type="string" calcext:value-type="string">
            <text:p>v</text:p>
          </table:table-cell>
          <table:table-cell office:value-type="float" office:value="0.5279" calcext:value-type="float">
            <text:p>0.52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0_principa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109" calcext:value-type="float">
            <text:p>0.6109</text:p>
          </table:table-cell>
          <table:table-cell office:value-type="string" calcext:value-type="string">
            <text:p><text:s/></text:p>
          </table:table-cell>
          <table:table-cell office:value-type="float" office:value="0.5919" calcext:value-type="float">
            <text:p>0.591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1_principa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6125" calcext:value-type="float">
            <text:p>0.6125</text:p>
          </table:table-cell>
          <table:table-cell office:value-type="string" calcext:value-type="string">
            <text:p>v</text:p>
          </table:table-cell>
          <table:table-cell office:value-type="float" office:value="0.5451" calcext:value-type="float">
            <text:p>0.545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2_principa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<text:s/></text:p>
          </table:table-cell>
          <table:table-cell office:value-type="float" office:value="0.5745" calcext:value-type="float">
            <text:p>0.57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3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6132" calcext:value-type="float">
            <text:p>0.6132</text:p>
          </table:table-cell>
          <table:table-cell office:value-type="string" calcext:value-type="string">
            <text:p><text:s/></text:p>
          </table:table-cell>
          <table:table-cell office:value-type="float" office:value="0.5681" calcext:value-type="float">
            <text:p>0.568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4_principa</text:p>
          </table:table-cell>
          <table:table-cell office:value-type="float" office:value="0.539" calcext:value-type="float">
            <text:p>0.539</text:p>
          </table:table-cell>
          <table:table-cell office:value-type="float" office:value="0.6412" calcext:value-type="float">
            <text:p>0.6412</text:p>
          </table:table-cell>
          <table:table-cell office:value-type="string" calcext:value-type="string">
            <text:p>v</text:p>
          </table:table-cell>
          <table:table-cell office:value-type="float" office:value="0.5745" calcext:value-type="float">
            <text:p>0.57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5_principa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6484" calcext:value-type="float">
            <text:p>0.6484</text:p>
          </table:table-cell>
          <table:table-cell office:value-type="string" calcext:value-type="string">
            <text:p><text:s/>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6_principa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681" calcext:value-type="float">
            <text:p>0.6681</text:p>
          </table:table-cell>
          <table:table-cell office:value-type="string" calcext:value-type="string">
            <text:p>v</text:p>
          </table:table-cell>
          <table:table-cell office:value-type="float" office:value="0.5702" calcext:value-type="float">
            <text:p>0.570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7_principa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484" calcext:value-type="float">
            <text:p>0.6484</text:p>
          </table:table-cell>
          <table:table-cell office:value-type="string" calcext:value-type="string">
            <text:p><text:s/>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8_principa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6766" calcext:value-type="float">
            <text:p>0.6766</text:p>
          </table:table-cell>
          <table:table-cell office:value-type="string" calcext:value-type="string">
            <text:p><text:s/></text:p>
          </table:table-cell>
          <table:table-cell office:value-type="float" office:value="0.5982" calcext:value-type="float">
            <text:p>0.59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9_principa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6903" calcext:value-type="float">
            <text:p>0.6903</text:p>
          </table:table-cell>
          <table:table-cell office:value-type="string" calcext:value-type="string">
            <text:p>v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20_principa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986" calcext:value-type="float">
            <text:p>0.6986</text:p>
          </table:table-cell>
          <table:table-cell office:value-type="string" calcext:value-type="string">
            <text:p>v</text:p>
          </table:table-cell>
          <table:table-cell office:value-type="float" office:value="0.6443" calcext:value-type="float">
            <text:p>0.644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2_principa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<text:s/></text:p>
          </table:table-cell>
          <table:table-cell office:value-type="float" office:value="0.5466" calcext:value-type="float">
            <text:p>0.54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3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534" calcext:value-type="float">
            <text:p>0.5534</text:p>
          </table:table-cell>
          <table:table-cell office:value-type="string" calcext:value-type="string">
            <text:p><text:s/></text:p>
          </table:table-cell>
          <table:table-cell office:value-type="float" office:value="0.5548" calcext:value-type="float">
            <text:p>0.55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4_principa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5463" calcext:value-type="float">
            <text:p>0.5463</text:p>
          </table:table-cell>
          <table:table-cell office:value-type="string" calcext:value-type="string">
            <text:p>*</text:p>
          </table:table-cell>
          <table:table-cell office:value-type="float" office:value="0.5568" calcext:value-type="float">
            <text:p>0.55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5_principa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11" calcext:value-type="float">
            <text:p>0.5311</text:p>
          </table:table-cell>
          <table:table-cell office:value-type="string" calcext:value-type="string">
            <text:p><text:s/></text:p>
          </table:table-cell>
          <table:table-cell office:value-type="float" office:value="0.5208" calcext:value-type="float">
            <text:p>0.52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6_principa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5302" calcext:value-type="float">
            <text:p>0.5302</text:p>
          </table:table-cell>
          <table:table-cell office:value-type="string" calcext:value-type="string">
            <text:p><text:s/>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3-EMO-07_principa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<text:s/></text:p>
          </table:table-cell>
          <table:table-cell office:value-type="float" office:value="0.4853" calcext:value-type="float">
            <text:p>0.485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8_principa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374" calcext:value-type="float">
            <text:p>0.5374</text:p>
          </table:table-cell>
          <table:table-cell office:value-type="string" calcext:value-type="string">
            <text:p><text:s/></text:p>
          </table:table-cell>
          <table:table-cell office:value-type="float" office:value="0.5188" calcext:value-type="float">
            <text:p>0.51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9_principa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<text:s/></text:p>
          </table:table-cell>
          <table:table-cell office:value-type="float" office:value="0.4869" calcext:value-type="float">
            <text:p>0.486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0_principa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15" calcext:value-type="float">
            <text:p>0.53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3-EMO-11_principa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05" calcext:value-type="float">
            <text:p>0.520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3-EMO-12_principa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706" calcext:value-type="float">
            <text:p>0.5706</text:p>
          </table:table-cell>
          <table:table-cell office:value-type="string" calcext:value-type="string">
            <text:p><text:s/></text:p>
          </table:table-cell>
          <table:table-cell office:value-type="float" office:value="0.4773" calcext:value-type="float">
            <text:p>0.477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3_principa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<text:s/>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4_principa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956" calcext:value-type="float">
            <text:p>0.5956</text:p>
          </table:table-cell>
          <table:table-cell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\'S04.c4-3-EMO-15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905" calcext:value-type="float">
            <text:p>0.5905</text:p>
          </table:table-cell>
          <table:table-cell office:value-type="string" calcext:value-type="string">
            <text:p><text:s/></text:p>
          </table:table-cell>
          <table:table-cell office:value-type="float" office:value="0.5216" calcext:value-type="float">
            <text:p>0.52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6_principa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<text:s/></text:p>
          </table:table-cell>
          <table:table-cell office:value-type="float" office:value="0.4753" calcext:value-type="float">
            <text:p>0.475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7_principa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5839" calcext:value-type="float">
            <text:p>0.5839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8_principa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03" calcext:value-type="float">
            <text:p>0.6103</text:p>
          </table:table-cell>
          <table:table-cell office:value-type="string" calcext:value-type="string">
            <text:p><text:s/></text:p>
          </table:table-cell>
          <table:table-cell office:value-type="float" office:value="0.5041" calcext:value-type="float">
            <text:p>0.50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9_principa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<text:s/></text:p>
          </table:table-cell>
          <table:table-cell office:value-type="float" office:value="0.5651" calcext:value-type="float">
            <text:p>0.565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20_principa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41" calcext:value-type="float">
            <text:p>0.5641</text:p>
          </table:table-cell>
          <table:table-cell office:value-type="string" calcext:value-type="string">
            <text:p><text:s/>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2_principa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33" calcext:value-type="float">
            <text:p>0.50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4-ONT-03_principa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284" calcext:value-type="float">
            <text:p>0.52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4-ONT-04_principa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516" calcext:value-type="float">
            <text:p>0.5516</text:p>
          </table:table-cell>
          <table:table-cell office:value-type="string" calcext:value-type="string">
            <text:p><text:s/>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5_principa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5489" calcext:value-type="float">
            <text:p>0.5489</text:p>
          </table:table-cell>
          <table:table-cell office:value-type="string" calcext:value-type="string">
            <text:p><text:s/></text:p>
          </table:table-cell>
          <table:table-cell office:value-type="float" office:value="0.5121" calcext:value-type="float">
            <text:p>0.51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6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679" calcext:value-type="float">
            <text:p>0.5679</text:p>
          </table:table-cell>
          <table:table-cell office:value-type="string" calcext:value-type="string">
            <text:p><text:s/>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7_principa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<text:s/>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8_principa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837" calcext:value-type="float">
            <text:p>0.5837</text:p>
          </table:table-cell>
          <table:table-cell office:value-type="string" calcext:value-type="string">
            <text:p><text:s/>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9_principa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5834" calcext:value-type="float">
            <text:p>0.5834</text:p>
          </table:table-cell>
          <table:table-cell office:value-type="string" calcext:value-type="string">
            <text:p><text:s/></text:p>
          </table:table-cell>
          <table:table-cell office:value-type="float" office:value="0.5637" calcext:value-type="float">
            <text:p>0.563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0_principa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<text:s/>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1_principa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749" calcext:value-type="float">
            <text:p>0.5749</text:p>
          </table:table-cell>
          <table:table-cell office:value-type="string" calcext:value-type="string">
            <text:p><text:s/></text:p>
          </table:table-cell>
          <table:table-cell office:value-type="float" office:value="0.5178" calcext:value-type="float">
            <text:p>0.517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2_principa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<text:s/>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3_principa</text:p>
          </table:table-cell>
          <table:table-cell office:value-type="float" office:value="0.528" calcext:value-type="float">
            <text:p>0.528</text:p>
          </table:table-cell>
          <table:table-cell office:value-type="float" office:value="0.6424" calcext:value-type="float">
            <text:p>0.6424</text:p>
          </table:table-cell>
          <table:table-cell office:value-type="string" calcext:value-type="string">
            <text:p>v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4-ONT-14_principa</text:p>
          </table:table-cell>
          <table:table-cell office:value-type="float" office:value="0.579" calcext:value-type="float">
            <text:p>0.579</text:p>
          </table:table-cell>
          <table:table-cell office:value-type="float" office:value="0.6401" calcext:value-type="float">
            <text:p>0.6401</text:p>
          </table:table-cell>
          <table:table-cell office:value-type="string" calcext:value-type="string">
            <text:p>v</text:p>
          </table:table-cell>
          <table:table-cell office:value-type="float" office:value="0.5916" calcext:value-type="float">
            <text:p>0.59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5_principa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6531" calcext:value-type="float">
            <text:p>0.6531</text:p>
          </table:table-cell>
          <table:table-cell office:value-type="string" calcext:value-type="string">
            <text:p><text:s/></text:p>
          </table:table-cell>
          <table:table-cell office:value-type="float" office:value="0.5924" calcext:value-type="float">
            <text:p>0.59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6_principa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6502" calcext:value-type="float">
            <text:p>0.6502</text:p>
          </table:table-cell>
          <table:table-cell office:value-type="string" calcext:value-type="string">
            <text:p>v</text:p>
          </table:table-cell>
          <table:table-cell office:value-type="float" office:value="0.5676" calcext:value-type="float">
            <text:p>0.5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7_principa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v</text:p>
          </table:table-cell>
          <table:table-cell office:value-type="float" office:value="0.5986" calcext:value-type="float">
            <text:p>0.59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8_principa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917" calcext:value-type="float">
            <text:p>0.6917</text:p>
          </table:table-cell>
          <table:table-cell office:value-type="string" calcext:value-type="string">
            <text:p><text:s/></text:p>
          </table:table-cell>
          <table:table-cell office:value-type="float" office:value="0.6044" calcext:value-type="float">
            <text:p>0.60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9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6744" calcext:value-type="float">
            <text:p>0.6744</text:p>
          </table:table-cell>
          <table:table-cell office:value-type="string" calcext:value-type="string">
            <text:p>v</text:p>
          </table:table-cell>
          <table:table-cell office:value-type="float" office:value="0.5459" calcext:value-type="float">
            <text:p>0.54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20_principa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851" calcext:value-type="float">
            <text:p>0.6851</text:p>
          </table:table-cell>
          <table:table-cell office:value-type="string" calcext:value-type="string">
            <text:p>v</text:p>
          </table:table-cell>
          <table:table-cell office:value-type="float" office:value="0.5558" calcext:value-type="float">
            <text:p>0.55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2_principa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*</text:p>
          </table:table-cell>
          <table:table-cell office:value-type="float" office:value="0.5572" calcext:value-type="float">
            <text:p>0.55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3_principa</text:p>
          </table:table-cell>
          <table:table-cell office:value-type="float" office:value="0.579" calcext:value-type="float">
            <text:p>0.579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*</text:p>
          </table:table-cell>
          <table:table-cell office:value-type="float" office:value="0.6196" calcext:value-type="float">
            <text:p>0.619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6-QST-04_principa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<text:s/></text:p>
          </table:table-cell>
          <table:table-cell office:value-type="float" office:value="0.5686" calcext:value-type="float">
            <text:p>0.56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5_principa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<text:s/>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6_principa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786" calcext:value-type="float">
            <text:p>0.5786</text:p>
          </table:table-cell>
          <table:table-cell office:value-type="string" calcext:value-type="string">
            <text:p><text:s/></text:p>
          </table:table-cell>
          <table:table-cell office:value-type="float" office:value="0.5059" calcext:value-type="float">
            <text:p>0.50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7_principa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5664" calcext:value-type="float">
            <text:p>0.5664</text:p>
          </table:table-cell>
          <table:table-cell office:value-type="string" calcext:value-type="string">
            <text:p><text:s/></text:p>
          </table:table-cell>
          <table:table-cell office:value-type="float" office:value="0.5473" calcext:value-type="float">
            <text:p>0.547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8_principa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575" calcext:value-type="float">
            <text:p>0.5575</text:p>
          </table:table-cell>
          <table:table-cell office:value-type="string" calcext:value-type="string">
            <text:p><text:s/>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9_principa</text:p>
          </table:table-cell>
          <table:table-cell office:value-type="float" office:value="0.55" calcext:value-type="float">
            <text:p>0.55</text:p>
          </table:table-cell>
          <table:table-cell office:value-type="float" office:value="0.5685" calcext:value-type="float">
            <text:p>0.5685</text:p>
          </table:table-cell>
          <table:table-cell office:value-type="string" calcext:value-type="string">
            <text:p><text:s/></text:p>
          </table:table-cell>
          <table:table-cell office:value-type="float" office:value="0.5072" calcext:value-type="float">
            <text:p>0.50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0_principa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5751" calcext:value-type="float">
            <text:p>0.5751</text:p>
          </table:table-cell>
          <table:table-cell office:value-type="string" calcext:value-type="string">
            <text:p><text:s/></text:p>
          </table:table-cell>
          <table:table-cell office:value-type="float" office:value="0.5304" calcext:value-type="float">
            <text:p>0.53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1_principa</text:p>
          </table:table-cell>
          <table:table-cell office:value-type="float" office:value="0.534" calcext:value-type="float">
            <text:p>0.534</text:p>
          </table:table-cell>
          <table:table-cell office:value-type="float" office:value="0.5672" calcext:value-type="float">
            <text:p>0.5672</text:p>
          </table:table-cell>
          <table:table-cell office:value-type="string" calcext:value-type="string">
            <text:p><text:s/></text:p>
          </table:table-cell>
          <table:table-cell office:value-type="float" office:value="0.5379" calcext:value-type="float">
            <text:p>0.53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2_principa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691" calcext:value-type="float">
            <text:p>0.5691</text:p>
          </table:table-cell>
          <table:table-cell office:value-type="string" calcext:value-type="string">
            <text:p><text:s/></text:p>
          </table:table-cell>
          <table:table-cell office:value-type="float" office:value="0.5018" calcext:value-type="float">
            <text:p>0.501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3_principa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5854" calcext:value-type="float">
            <text:p>0.5854</text:p>
          </table:table-cell>
          <table:table-cell office:value-type="string" calcext:value-type="string">
            <text:p><text:s/></text:p>
          </table:table-cell>
          <table:table-cell office:value-type="float" office:value="0.4787" calcext:value-type="float">
            <text:p>0.47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4_principa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951" calcext:value-type="float">
            <text:p>0.5951</text:p>
          </table:table-cell>
          <table:table-cell office:value-type="string" calcext:value-type="string">
            <text:p><text:s/></text:p>
          </table:table-cell>
          <table:table-cell office:value-type="float" office:value="0.4415" calcext:value-type="float">
            <text:p>0.441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5_principa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6081" calcext:value-type="float">
            <text:p>0.6081</text:p>
          </table:table-cell>
          <table:table-cell office:value-type="string" calcext:value-type="string">
            <text:p><text:s/></text:p>
          </table:table-cell>
          <table:table-cell office:value-type="float" office:value="0.5175" calcext:value-type="float">
            <text:p>0.517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6_principa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<text:s/></text:p>
          </table:table-cell>
          <table:table-cell office:value-type="float" office:value="0.5727" calcext:value-type="float">
            <text:p>0.57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7_principa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5797" calcext:value-type="float">
            <text:p>0.5797</text:p>
          </table:table-cell>
          <table:table-cell office:value-type="string" calcext:value-type="string">
            <text:p><text:s/></text:p>
          </table:table-cell>
          <table:table-cell office:value-type="float" office:value="0.5948" calcext:value-type="float">
            <text:p>0.59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8_principa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925" calcext:value-type="float">
            <text:p>0.5925</text:p>
          </table:table-cell>
          <table:table-cell office:value-type="string" calcext:value-type="string">
            <text:p><text:s/></text:p>
          </table:table-cell>
          <table:table-cell office:value-type="float" office:value="0.6644" calcext:value-type="float">
            <text:p>0.66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9_principa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5975" calcext:value-type="float">
            <text:p>0.5975</text:p>
          </table:table-cell>
          <table:table-cell office:value-type="string" calcext:value-type="string">
            <text:p><text:s/></text:p>
          </table:table-cell>
          <table:table-cell office:value-type="float" office:value="0.6842" calcext:value-type="float">
            <text:p>0.68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20_principa</text:p>
          </table:table-cell>
          <table:table-cell office:value-type="float" office:value="0.638" calcext:value-type="float">
            <text:p>0.638</text:p>
          </table:table-cell>
          <table:table-cell office:value-type="float" office:value="0.5742" calcext:value-type="float">
            <text:p>0.5742</text:p>
          </table:table-cell>
          <table:table-cell office:value-type="string" calcext:value-type="string">
            <text:p><text:s/></text:p>
          </table:table-cell>
          <table:table-cell office:value-type="float" office:value="0.6183" calcext:value-type="float">
            <text:p>0.6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2_principa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6596" calcext:value-type="float">
            <text:p>0.6596</text:p>
          </table:table-cell>
          <table:table-cell office:value-type="string" calcext:value-type="string">
            <text:p>v</text:p>
          </table:table-cell>
          <table:table-cell office:value-type="float" office:value="0.6075" calcext:value-type="float">
            <text:p>0.607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3_principa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6387" calcext:value-type="float">
            <text:p>0.6387</text:p>
          </table:table-cell>
          <table:table-cell office:value-type="string" calcext:value-type="string">
            <text:p>v</text:p>
          </table:table-cell>
          <table:table-cell office:value-type="float" office:value="0.6011" calcext:value-type="float">
            <text:p>0.601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4_principa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v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5_principa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6295" calcext:value-type="float">
            <text:p>0.6295</text:p>
          </table:table-cell>
          <table:table-cell office:value-type="string" calcext:value-type="string">
            <text:p>v</text:p>
          </table:table-cell>
          <table:table-cell office:value-type="float" office:value="0.5676" calcext:value-type="float">
            <text:p>0.5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6_principa</text:p>
          </table:table-cell>
          <table:table-cell office:value-type="float" office:value="0.593" calcext:value-type="float">
            <text:p>0.593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<text:s/></text:p>
          </table:table-cell>
          <table:table-cell office:value-type="float" office:value="0.5731" calcext:value-type="float">
            <text:p>0.573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7_principa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6623" calcext:value-type="float">
            <text:p>0.6623</text:p>
          </table:table-cell>
          <table:table-cell office:value-type="string" calcext:value-type="string">
            <text:p>v</text:p>
          </table:table-cell>
          <table:table-cell office:value-type="float" office:value="0.5703" calcext:value-type="float">
            <text:p>0.570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8_principa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635" calcext:value-type="float">
            <text:p>0.6635</text:p>
          </table:table-cell>
          <table:table-cell office:value-type="string" calcext:value-type="string">
            <text:p>v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9_principa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<text:s/></text:p>
          </table:table-cell>
          <table:table-cell office:value-type="float" office:value="0.5794" calcext:value-type="float">
            <text:p>0.57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0_principa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6326" calcext:value-type="float">
            <text:p>0.6326</text:p>
          </table:table-cell>
          <table:table-cell office:value-type="string" calcext:value-type="string">
            <text:p><text:s/></text:p>
          </table:table-cell>
          <table:table-cell office:value-type="float" office:value="0.5623" calcext:value-type="float">
            <text:p>0.562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1_principa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v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2_principa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3_principa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<text:s/></text:p>
          </table:table-cell>
          <table:table-cell office:value-type="float" office:value="0.6029" calcext:value-type="float">
            <text:p>0.60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4_principa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91" calcext:value-type="float">
            <text:p>0.6291</text:p>
          </table:table-cell>
          <table:table-cell office:value-type="string" calcext:value-type="string">
            <text:p><text:s/></text:p>
          </table:table-cell>
          <table:table-cell office:value-type="float" office:value="0.5864" calcext:value-type="float">
            <text:p>0.586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5_principa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224" calcext:value-type="float">
            <text:p>0.6224</text:p>
          </table:table-cell>
          <table:table-cell office:value-type="string" calcext:value-type="string">
            <text:p><text:s/></text:p>
          </table:table-cell>
          <table:table-cell office:value-type="float" office:value="0.5827" calcext:value-type="float">
            <text:p>0.58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6_principa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282" calcext:value-type="float">
            <text:p>0.6282</text:p>
          </table:table-cell>
          <table:table-cell office:value-type="string" calcext:value-type="string">
            <text:p><text:s/></text:p>
          </table:table-cell>
          <table:table-cell office:value-type="float" office:value="0.5741" calcext:value-type="float">
            <text:p>0.57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7_principa</text:p>
          </table:table-cell>
          <table:table-cell office:value-type="float" office:value="0.508" calcext:value-type="float">
            <text:p>0.508</text:p>
          </table:table-cell>
          <table:table-cell office:value-type="float" office:value="0.6137" calcext:value-type="float">
            <text:p>0.6137</text:p>
          </table:table-cell>
          <table:table-cell office:value-type="string" calcext:value-type="string">
            <text:p><text:s/>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8_principa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6315" calcext:value-type="float">
            <text:p>0.6315</text:p>
          </table:table-cell>
          <table:table-cell office:value-type="string" calcext:value-type="string">
            <text:p><text:s/></text:p>
          </table:table-cell>
          <table:table-cell office:value-type="float" office:value="0.5814" calcext:value-type="float">
            <text:p>0.58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9_principa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217" calcext:value-type="float">
            <text:p>0.6217</text:p>
          </table:table-cell>
          <table:table-cell office:value-type="string" calcext:value-type="string">
            <text:p><text:s/></text:p>
          </table:table-cell>
          <table:table-cell office:value-type="float" office:value="0.5615" calcext:value-type="float">
            <text:p>0.561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20_principa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307" calcext:value-type="float">
            <text:p>0.6307</text:p>
          </table:table-cell>
          <table:table-cell office:value-type="string" calcext:value-type="string">
            <text:p><text:s/></text:p>
          </table:table-cell>
          <table:table-cell office:value-type="float" office:value="0.5501" calcext:value-type="float">
            <text:p>0.550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[v/ /*]</text:p>
          </table:table-cell>
          <table:table-cell table:number-columns-repeated="2"/>
          <table:table-cell office:value-type="string" calcext:value-type="string">
            <text:p>[26/66/3]</text:p>
          </table:table-cell>
          <table:table-cell/>
          <table:table-cell office:value-type="string" calcext:value-type="string">
            <text:p>[8/82/1]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Ke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1]</text:p>
          </table:table-cell>
          <table:table-cell office:value-type="string" calcext:value-type="string">
            <text:p>functions.Logistic \'-R 1.0E-8 -M -1 -num-decimal-places 4\</text:p>
          </table:table-cell>
          <table:table-cell office:value-type="string" calcext:value-type="string">
            <text:p>3932117032546553727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2]</text:p>
          </table:table-cell>
          <table:table-cell office:value-type="string" calcext:value-type="string">
            <text:p>trees.J48 \'-C 0.25 -M 2\</text:p>
          </table:table-cell>
          <table:table-cell office:value-type="string" calcext:value-type="string">
            <text:p>-217733168393644444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3]</text:p>
          </table:table-cell>
          <table:table-cell office:value-type="string" calcext:value-type="string">
            <text:p>rules.OneR \'-B 6\</text:p>
          </table:table-cell>
          <table:table-cell office:value-type="string" calcext:value-type="string">
            <text:p>-3459427003147861443'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3-29T16:40:25.860929280</dc:date>
    <meta:editing-duration>PT1H6M25S</meta:editing-duration>
    <meta:editing-cycles>14</meta:editing-cycles>
    <meta:document-statistic meta:table-count="3" meta:cell-count="17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Dot" svg:stroke-width="0.08cm" svg:stroke-color="#2f4f4f" draw:fill-color="#2f4f4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8cm" svg:stroke-color="#ff7f50" draw:fill-color="#ff7f5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f4f4f" draw:fill-color="#2f4f4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f50" draw:fill-color="#ff7f5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6.496cm" svg:height="11.54cm" xlink:href=".." xlink:type="simple" chart:class="chart:line" chart:style-name="ch1">
        <chart:legend chart:legend-position="end" svg:x="22.553cm" svg:y="4.724cm" style:legend-expansion="high" chart:style-name="ch2"/>
        <chart:plot-area chart:style-name="ch3" table:cell-range-address="ALL.A1:ALL.B20 ALL.E1:ALL.E20 ALL.H1:ALL.H20 ALL.K1:ALL.K20" chart:data-source-has-labels="both" svg:x="0.529cm" svg:y="0.23cm" svg:width="21.495cm" svg:height="11.08cm">
          <chart:coordinate-region svg:x="1.944cm" svg:y="0.43cm" svg:width="19.893cm" svg:height="10.234cm"/>
          <chart:axis chart:dimension="x" chart:name="primary-x" chart:style-name="ch4" chartooo:axis-type="auto">
            <chartooo:date-scale/>
            <chart:categories table:cell-range-address="ALL.A2:ALL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20" chart:label-cell-address="ALL.B1:ALL.B1" chart:class="chart:line">
            <chart:data-point chart:repeated="19"/>
          </chart:series>
          <chart:series chart:style-name="ch8" chart:values-cell-range-address="ALL.E2:ALL.E20" chart:label-cell-address="ALL.E1:ALL.E1" chart:class="chart:line">
            <chart:data-point chart:repeated="19"/>
          </chart:series>
          <chart:series chart:style-name="ch9" chart:values-cell-range-address="ALL.H2:ALL.H20" chart:label-cell-address="ALL.H1:ALL.H1" chart:class="chart:line">
            <chart:data-point chart:repeated="19"/>
          </chart:series>
          <chart:series chart:style-name="ch10" chart:values-cell-range-address="ALL.K2:ALL.K20" chart:label-cell-address="ALL.K1:ALL.K1" chart:class="chart:line">
            <chart:data-point chart:repeated="19"/>
          </chart:series>
          <chart:wall chart:style-name="ch11"/>
          <chart:floor chart:style-name="ch12"/>
        </chart:plot-area>
        <draw:frame draw:style-name="gr1" draw:text-style-name="P1" svg:width="0.1cm" svg:height="0.1cm" svg:x="0cm" svg:y="1.3cm">
          <draw:image xlink:href="Pictures/2000000900004D330000068DE106ABB081913ACB.svm" xlink:type="simple" xlink:show="embed" xlink:actuate="onLoad" draw:mime-type="image/x-svm">
            <text:p/>
          </draw:image>
          <draw:image xlink:href="Pictures/10000001000002EC00000040373403F6F747D5BB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0900004D330000068DE106ABB081913ACB.svm" xlink:type="simple" xlink:show="embed" xlink:actuate="onLoad" draw:mime-type="image/x-svm">
            <text:p/>
          </draw:image>
          <draw:image xlink:href="Pictures/10000001000002EC00000040373403F6F747D5B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Rule</text:p>
                <draw:g>
                  <svg:desc>ALL.B1:ALL.B1</svg:desc>
                </draw:g>
              </table:table-cell>
              <table:table-cell office:value-type="string">
                <text:p>J48</text:p>
                <draw:g>
                  <svg:desc>ALL.E1:ALL.E1</svg:desc>
                </draw:g>
              </table:table-cell>
              <table:table-cell office:value-type="string">
                <text:p>1-Rule/PCA</text:p>
                <draw:g>
                  <svg:desc>ALL.H1:ALL.H1</svg:desc>
                </draw:g>
              </table:table-cell>
              <table:table-cell office:value-type="string">
                <text:p>J48/PCA</text:p>
                <draw:g>
                  <svg:desc>ALL.K1:ALL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LL.A2:ALL.A20</svg:desc>
                </draw:g>
              </table:table-cell>
              <table:table-cell office:value-type="float" office:value="0.6332">
                <text:p>0.6332</text:p>
                <draw:g>
                  <svg:desc>ALL.B2:ALL.B20</svg:desc>
                </draw:g>
              </table:table-cell>
              <table:table-cell office:value-type="float" office:value="0.6223">
                <text:p>0.6223</text:p>
                <draw:g>
                  <svg:desc>ALL.E2:ALL.E20</svg:desc>
                </draw:g>
              </table:table-cell>
              <table:table-cell office:value-type="float" office:value="0.5515">
                <text:p>0.5515</text:p>
                <draw:g>
                  <svg:desc>ALL.H2:ALL.H20</svg:desc>
                </draw:g>
              </table:table-cell>
              <table:table-cell office:value-type="float" office:value="0.6075">
                <text:p>0.6075</text:p>
                <draw:g>
                  <svg:desc>ALL.K2:ALL.K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098">
                <text:p>0.6098</text:p>
              </table:table-cell>
              <table:table-cell office:value-type="float" office:value="0.5986">
                <text:p>0.5986</text:p>
              </table:table-cell>
              <table:table-cell office:value-type="float" office:value="0.5655">
                <text:p>0.5655</text:p>
              </table:table-cell>
              <table:table-cell office:value-type="float" office:value="0.6011">
                <text:p>0.60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71">
                <text:p>0.5571</text:p>
              </table:table-cell>
              <table:table-cell office:value-type="float" office:value="0.606">
                <text:p>0.606</text:p>
              </table:table-cell>
              <table:table-cell office:value-type="float" office:value="0.5496">
                <text:p>0.5496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53">
                <text:p>0.5453</text:p>
              </table:table-cell>
              <table:table-cell office:value-type="float" office:value="0.6066">
                <text:p>0.6066</text:p>
              </table:table-cell>
              <table:table-cell office:value-type="float" office:value="0.5516">
                <text:p>0.5516</text:p>
              </table:table-cell>
              <table:table-cell office:value-type="float" office:value="0.5676">
                <text:p>0.56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84">
                <text:p>0.5384</text:p>
              </table:table-cell>
              <table:table-cell office:value-type="float" office:value="0.6057">
                <text:p>0.6057</text:p>
              </table:table-cell>
              <table:table-cell office:value-type="float" office:value="0.593">
                <text:p>0.593</text:p>
              </table:table-cell>
              <table:table-cell office:value-type="float" office:value="0.5731">
                <text:p>0.5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44">
                <text:p>0.5444</text:p>
              </table:table-cell>
              <table:table-cell office:value-type="float" office:value="0.6315">
                <text:p>0.6315</text:p>
              </table:table-cell>
              <table:table-cell office:value-type="float" office:value="0.5626">
                <text:p>0.5626</text:p>
              </table:table-cell>
              <table:table-cell office:value-type="float" office:value="0.5703">
                <text:p>0.5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34">
                <text:p>0.5734</text:p>
              </table:table-cell>
              <table:table-cell office:value-type="float" office:value="0.6128">
                <text:p>0.6128</text:p>
              </table:table-cell>
              <table:table-cell office:value-type="float" office:value="0.5427">
                <text:p>0.5427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81">
                <text:p>0.5981</text:p>
              </table:table-cell>
              <table:table-cell office:value-type="float" office:value="0.6165">
                <text:p>0.6165</text:p>
              </table:table-cell>
              <table:table-cell office:value-type="float" office:value="0.5611">
                <text:p>0.5611</text:p>
              </table:table-cell>
              <table:table-cell office:value-type="float" office:value="0.5794">
                <text:p>0.57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97">
                <text:p>0.6397</text:p>
              </table:table-cell>
              <table:table-cell office:value-type="float" office:value="0.6062">
                <text:p>0.6062</text:p>
              </table:table-cell>
              <table:table-cell office:value-type="float" office:value="0.5694">
                <text:p>0.5694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35">
                <text:p>0.5735</text:p>
              </table:table-cell>
              <table:table-cell office:value-type="float" office:value="0.594">
                <text:p>0.594</text:p>
              </table:table-cell>
              <table:table-cell office:value-type="float" office:value="0.5312">
                <text:p>0.5312</text:p>
              </table:table-cell>
              <table:table-cell office:value-type="float" office:value="0.5321">
                <text:p>0.53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92">
                <text:p>0.5692</text:p>
              </table:table-cell>
              <table:table-cell office:value-type="float" office:value="0.5834">
                <text:p>0.5834</text:p>
              </table:table-cell>
              <table:table-cell office:value-type="float" office:value="0.5634">
                <text:p>0.5634</text:p>
              </table:table-cell>
              <table:table-cell office:value-type="float" office:value="0.5448">
                <text:p>0.54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629">
                <text:p>0.5629</text:p>
              </table:table-cell>
              <table:table-cell office:value-type="float" office:value="0.6001">
                <text:p>0.6001</text:p>
              </table:table-cell>
              <table:table-cell office:value-type="float" office:value="0.5748">
                <text:p>0.5748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64">
                <text:p>0.564</text:p>
              </table:table-cell>
              <table:table-cell office:value-type="float" office:value="0.6288">
                <text:p>0.6288</text:p>
              </table:table-cell>
              <table:table-cell office:value-type="float" office:value="0.5454">
                <text:p>0.5454</text:p>
              </table:table-cell>
              <table:table-cell office:value-type="float" office:value="0.5864">
                <text:p>0.58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41">
                <text:p>0.5741</text:p>
              </table:table-cell>
              <table:table-cell office:value-type="float" office:value="0.6175">
                <text:p>0.6175</text:p>
              </table:table-cell>
              <table:table-cell office:value-type="float" office:value="0.5513">
                <text:p>0.5513</text:p>
              </table:table-cell>
              <table:table-cell office:value-type="float" office:value="0.5827">
                <text:p>0.58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028">
                <text:p>0.6028</text:p>
              </table:table-cell>
              <table:table-cell office:value-type="float" office:value="0.5735">
                <text:p>0.5735</text:p>
              </table:table-cell>
              <table:table-cell office:value-type="float" office:value="0.5741">
                <text:p>0.57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927">
                <text:p>0.5927</text:p>
              </table:table-cell>
              <table:table-cell office:value-type="float" office:value="0.6413">
                <text:p>0.6413</text:p>
              </table:table-cell>
              <table:table-cell office:value-type="float" office:value="0.508">
                <text:p>0.508</text:p>
              </table:table-cell>
              <table:table-cell office:value-type="float" office:value="0.5496">
                <text:p>0.54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5">
                <text:p>0.565</text:p>
              </table:table-cell>
              <table:table-cell office:value-type="float" office:value="0.5928">
                <text:p>0.5928</text:p>
              </table:table-cell>
              <table:table-cell office:value-type="float" office:value="0.5593">
                <text:p>0.5593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949">
                <text:p>0.5949</text:p>
              </table:table-cell>
              <table:table-cell office:value-type="float" office:value="0.6025">
                <text:p>0.6025</text:p>
              </table:table-cell>
              <table:table-cell office:value-type="float" office:value="0.5851">
                <text:p>0.5851</text:p>
              </table:table-cell>
              <table:table-cell office:value-type="float" office:value="0.5615">
                <text:p>0.5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47">
                <text:p>0.5847</text:p>
              </table:table-cell>
              <table:table-cell office:value-type="float" office:value="0.6458">
                <text:p>0.6458</text:p>
              </table:table-cell>
              <table:table-cell office:value-type="float" office:value="0.6312">
                <text:p>0.6312</text:p>
              </table:table-cell>
              <table:table-cell office:value-type="float" office:value="0.5501">
                <text:p>0.5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Dot" svg:stroke-width="0.08cm" svg:stroke-color="#2f4f4f" draw:fill-color="#2f4f4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8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f4f4f" draw:fill-color="#2f4f4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6.496cm" svg:height="11.54cm" xlink:href=".." xlink:type="simple" chart:class="chart:line" chart:style-name="ch1">
        <chart:legend chart:legend-position="end" svg:x="22.341cm" svg:y="4.724cm" style:legend-expansion="high" chart:style-name="ch2"/>
        <chart:plot-area chart:style-name="ch3" table:cell-range-address="ALL.A2:ALL.C20 ALL.A1:ALL.C1 ALL.H1:ALL.I20" chart:data-source-has-labels="both" svg:x="0.529cm" svg:y="0.23cm" svg:width="21.283cm" svg:height="11.08cm">
          <chart:coordinate-region svg:x="1.944cm" svg:y="0.43cm" svg:width="19.682cm" svg:height="10.234cm"/>
          <chart:axis chart:dimension="x" chart:name="primary-x" chart:style-name="ch4" chartooo:axis-type="auto">
            <chartooo:date-scale/>
            <chart:categories table:cell-range-address="ALL.A2:ALL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20" chart:label-cell-address="ALL.B1:ALL.B1" chart:class="chart:line">
            <chart:data-point chart:repeated="19"/>
          </chart:series>
          <chart:series chart:style-name="ch8" chart:values-cell-range-address="ALL.C2:ALL.C20" chart:label-cell-address="ALL.C1:ALL.C1" chart:class="chart:line">
            <chart:data-point chart:repeated="19"/>
          </chart:series>
          <chart:series chart:style-name="ch9" chart:values-cell-range-address="ALL.H2:ALL.H20" chart:label-cell-address="ALL.H1:ALL.H1" chart:class="chart:line">
            <chart:data-point chart:repeated="19"/>
          </chart:series>
          <chart:series chart:style-name="ch10" chart:values-cell-range-address="ALL.I2:ALL.I20" chart:label-cell-address="ALL.I1:ALL.I1" chart:class="chart:line">
            <chart:data-point chart:repeated="19"/>
          </chart:series>
          <chart:wall chart:style-name="ch11"/>
          <chart:floor chart:style-name="ch12"/>
        </chart:plot-area>
        <draw:frame draw:style-name="gr1" draw:text-style-name="P1" svg:width="0.1cm" svg:height="0.1cm" svg:x="0cm" svg:y="1.3cm">
          <draw:image xlink:href="Pictures/2000000900004D330000068DE106ABB081913ACB.svm" xlink:type="simple" xlink:show="embed" xlink:actuate="onLoad" draw:mime-type="image/x-svm">
            <text:p/>
          </draw:image>
          <draw:image xlink:href="Pictures/10000001000002EC00000040373403F6F747D5BB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0900004D330000068DE106ABB081913ACB.svm" xlink:type="simple" xlink:show="embed" xlink:actuate="onLoad" draw:mime-type="image/x-svm">
            <text:p/>
          </draw:image>
          <draw:image xlink:href="Pictures/10000001000002EC00000040373403F6F747D5BB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Rule</text:p>
                <draw:g>
                  <svg:desc>ALL.B1:ALL.B1</svg:desc>
                </draw:g>
              </table:table-cell>
              <table:table-cell office:value-type="string">
                <text:p>Logistic</text:p>
                <draw:g>
                  <svg:desc>ALL.C1:ALL.C1</svg:desc>
                </draw:g>
              </table:table-cell>
              <table:table-cell office:value-type="string">
                <text:p>1-Rule/PCA</text:p>
                <draw:g>
                  <svg:desc>ALL.H1:ALL.H1</svg:desc>
                </draw:g>
              </table:table-cell>
              <table:table-cell office:value-type="string">
                <text:p>Logistic/PCA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LL.A2:ALL.A20</svg:desc>
                </draw:g>
              </table:table-cell>
              <table:table-cell office:value-type="float" office:value="0.6332">
                <text:p>0.6332</text:p>
                <draw:g>
                  <svg:desc>ALL.B2:ALL.B20</svg:desc>
                </draw:g>
              </table:table-cell>
              <table:table-cell office:value-type="float" office:value="0.6806">
                <text:p>0.6806</text:p>
                <draw:g>
                  <svg:desc>ALL.C2:ALL.C20</svg:desc>
                </draw:g>
              </table:table-cell>
              <table:table-cell office:value-type="float" office:value="0.5515">
                <text:p>0.5515</text:p>
                <draw:g>
                  <svg:desc>ALL.H2:ALL.H20</svg:desc>
                </draw:g>
              </table:table-cell>
              <table:table-cell office:value-type="float" office:value="0.6596">
                <text:p>0.6596</text:p>
                <draw:g>
                  <svg:desc>ALL.I2:ALL.I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098">
                <text:p>0.6098</text:p>
              </table:table-cell>
              <table:table-cell office:value-type="float" office:value="0.6625">
                <text:p>0.6625</text:p>
              </table:table-cell>
              <table:table-cell office:value-type="float" office:value="0.5655">
                <text:p>0.5655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571">
                <text:p>0.5571</text:p>
              </table:table-cell>
              <table:table-cell office:value-type="float" office:value="0.6521">
                <text:p>0.6521</text:p>
              </table:table-cell>
              <table:table-cell office:value-type="float" office:value="0.5496">
                <text:p>0.5496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53">
                <text:p>0.5453</text:p>
              </table:table-cell>
              <table:table-cell office:value-type="float" office:value="0.6468">
                <text:p>0.6468</text:p>
              </table:table-cell>
              <table:table-cell office:value-type="float" office:value="0.5516">
                <text:p>0.5516</text:p>
              </table:table-cell>
              <table:table-cell office:value-type="float" office:value="0.6295">
                <text:p>0.6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84">
                <text:p>0.5384</text:p>
              </table:table-cell>
              <table:table-cell office:value-type="float" office:value="0.6627">
                <text:p>0.6627</text:p>
              </table:table-cell>
              <table:table-cell office:value-type="float" office:value="0.593">
                <text:p>0.593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44">
                <text:p>0.5444</text:p>
              </table:table-cell>
              <table:table-cell office:value-type="float" office:value="0.6828">
                <text:p>0.6828</text:p>
              </table:table-cell>
              <table:table-cell office:value-type="float" office:value="0.5626">
                <text:p>0.5626</text:p>
              </table:table-cell>
              <table:table-cell office:value-type="float" office:value="0.6623">
                <text:p>0.66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34">
                <text:p>0.5734</text:p>
              </table:table-cell>
              <table:table-cell office:value-type="float" office:value="0.6689">
                <text:p>0.6689</text:p>
              </table:table-cell>
              <table:table-cell office:value-type="float" office:value="0.5427">
                <text:p>0.5427</text:p>
              </table:table-cell>
              <table:table-cell office:value-type="float" office:value="0.6635">
                <text:p>0.66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81">
                <text:p>0.5981</text:p>
              </table:table-cell>
              <table:table-cell office:value-type="float" office:value="0.6531">
                <text:p>0.6531</text:p>
              </table:table-cell>
              <table:table-cell office:value-type="float" office:value="0.5611">
                <text:p>0.5611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397">
                <text:p>0.6397</text:p>
              </table:table-cell>
              <table:table-cell office:value-type="float" office:value="0.6353">
                <text:p>0.6353</text:p>
              </table:table-cell>
              <table:table-cell office:value-type="float" office:value="0.5694">
                <text:p>0.5694</text:p>
              </table:table-cell>
              <table:table-cell office:value-type="float" office:value="0.6326">
                <text:p>0.63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35">
                <text:p>0.5735</text:p>
              </table:table-cell>
              <table:table-cell office:value-type="float" office:value="0.634">
                <text:p>0.634</text:p>
              </table:table-cell>
              <table:table-cell office:value-type="float" office:value="0.5312">
                <text:p>0.531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92">
                <text:p>0.5692</text:p>
              </table:table-cell>
              <table:table-cell office:value-type="float" office:value="0.6292">
                <text:p>0.6292</text:p>
              </table:table-cell>
              <table:table-cell office:value-type="float" office:value="0.5634">
                <text:p>0.5634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629">
                <text:p>0.5629</text:p>
              </table:table-cell>
              <table:table-cell office:value-type="float" office:value="0.6337">
                <text:p>0.6337</text:p>
              </table:table-cell>
              <table:table-cell office:value-type="float" office:value="0.5748">
                <text:p>0.5748</text:p>
              </table:table-cell>
              <table:table-cell office:value-type="float" office:value="0.6386">
                <text:p>0.63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64">
                <text:p>0.564</text:p>
              </table:table-cell>
              <table:table-cell office:value-type="float" office:value="0.641">
                <text:p>0.641</text:p>
              </table:table-cell>
              <table:table-cell office:value-type="float" office:value="0.5454">
                <text:p>0.5454</text:p>
              </table:table-cell>
              <table:table-cell office:value-type="float" office:value="0.6291">
                <text:p>0.6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41">
                <text:p>0.5741</text:p>
              </table:table-cell>
              <table:table-cell office:value-type="float" office:value="0.6273">
                <text:p>0.6273</text:p>
              </table:table-cell>
              <table:table-cell office:value-type="float" office:value="0.5513">
                <text:p>0.5513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3">
                <text:p>0.623</text:p>
              </table:table-cell>
              <table:table-cell office:value-type="float" office:value="0.5735">
                <text:p>0.5735</text:p>
              </table:table-cell>
              <table:table-cell office:value-type="float" office:value="0.6282">
                <text:p>0.62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927">
                <text:p>0.5927</text:p>
              </table:table-cell>
              <table:table-cell office:value-type="float" office:value="0.5959">
                <text:p>0.5959</text:p>
              </table:table-cell>
              <table:table-cell office:value-type="float" office:value="0.508">
                <text:p>0.508</text:p>
              </table:table-cell>
              <table:table-cell office:value-type="float" office:value="0.6137">
                <text:p>0.61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5">
                <text:p>0.565</text:p>
              </table:table-cell>
              <table:table-cell office:value-type="float" office:value="0.6523">
                <text:p>0.6523</text:p>
              </table:table-cell>
              <table:table-cell office:value-type="float" office:value="0.5593">
                <text:p>0.5593</text:p>
              </table:table-cell>
              <table:table-cell office:value-type="float" office:value="0.6315">
                <text:p>0.63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949">
                <text:p>0.5949</text:p>
              </table:table-cell>
              <table:table-cell office:value-type="float" office:value="0.634">
                <text:p>0.634</text:p>
              </table:table-cell>
              <table:table-cell office:value-type="float" office:value="0.5851">
                <text:p>0.5851</text:p>
              </table:table-cell>
              <table:table-cell office:value-type="float" office:value="0.6217">
                <text:p>0.62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47">
                <text:p>0.5847</text:p>
              </table:table-cell>
              <table:table-cell office:value-type="float" office:value="0.635">
                <text:p>0.635</text:p>
              </table:table-cell>
              <table:table-cell office:value-type="float" office:value="0.6312">
                <text:p>0.6312</text:p>
              </table:table-cell>
              <table:table-cell office:value-type="float" office:value="0.6307">
                <text:p>0.6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